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5" style:family="graphic" style:parent-style-name="standard">
      <style:graphic-properties svg:stroke-color="#000000" draw:fill-color="#ffffcc" draw:textarea-horizontal-align="justify" draw:textarea-vertical-align="middle" draw:auto-grow-height="false" fo:min-height="0.472cm" fo:min-width="1.422cm"/>
    </style:style>
    <style:style style:name="gr6" style:family="graphic" style:parent-style-name="standard">
      <style:graphic-properties svg:stroke-color="#000000" draw:fill-color="#ffffcc" draw:textarea-horizontal-align="justify" draw:textarea-vertical-align="middle" draw:auto-grow-height="false" fo:min-height="0.472cm" fo:min-width="2.42cm"/>
    </style:style>
    <style:style style:name="gr7" style:family="graphic" style:parent-style-name="standard">
      <style:graphic-properties svg:stroke-color="#000000" draw:fill-color="#e6e6ff" draw:textarea-horizontal-align="justify" draw:textarea-vertical-align="middle" draw:auto-grow-height="false" fo:min-height="0.472cm" fo:min-width="2.422cm"/>
    </style:style>
    <style:style style:name="gr8" style:family="graphic" style:parent-style-name="standard">
      <style:graphic-properties svg:stroke-color="#000000" draw:fill-color="#e6e6ff" draw:textarea-horizontal-align="justify" draw:textarea-vertical-align="middle" draw:auto-grow-height="false" fo:min-height="0.472cm" fo:min-width="3.426cm"/>
    </style:style>
    <style:style style:name="gr9" style:family="graphic" style:parent-style-name="standard">
      <style:graphic-properties svg:stroke-color="#000000" draw:fill-color="#e6e6ff" draw:textarea-horizontal-align="justify" draw:textarea-vertical-align="middle" draw:auto-grow-height="false" fo:min-height="0.472cm" fo:min-width="1.422cm"/>
    </style:style>
    <style:style style:name="gr10" style:family="graphic" style:parent-style-name="standard">
      <style:graphic-properties svg:stroke-color="#000000" draw:fill-color="#e6e6ff" draw:textarea-horizontal-align="justify" draw:textarea-vertical-align="middle" draw:auto-grow-height="false" fo:min-height="0.316cm" fo:min-width="3.215cm"/>
    </style:style>
    <style:style style:name="gr11" style:family="graphic" style:parent-style-name="standard">
      <style:graphic-properties svg:stroke-color="#000000" draw:fill-color="#dcffdc" draw:textarea-horizontal-align="justify" draw:textarea-vertical-align="middle" draw:auto-grow-height="false" fo:min-height="0.472cm" fo:min-width="1.422cm"/>
    </style:style>
    <style:style style:name="gr12" style:family="graphic" style:parent-style-name="standard">
      <style:graphic-properties svg:stroke-color="#000000" draw:fill-color="#e6e6ff" draw:textarea-horizontal-align="justify" draw:textarea-vertical-align="middle" draw:auto-grow-height="false" fo:min-height="0.472cm" fo:min-width="3.422cm"/>
    </style:style>
    <style:style style:name="gr13" style:family="graphic" style:parent-style-name="standard">
      <style:graphic-properties svg:stroke-color="#000000" draw:fill-color="#ffffcc" draw:textarea-horizontal-align="justify" draw:textarea-vertical-align="middle" draw:auto-grow-height="false" fo:min-height="0.472cm" fo:min-width="3.422cm"/>
    </style:style>
    <style:style style:name="gr1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5" style:family="graphic" style:parent-style-name="standard">
      <style:graphic-properties svg:stroke-color="#000000" draw:fill-color="#ffffcc" draw:textarea-horizontal-align="justify" draw:textarea-vertical-align="middle" draw:auto-grow-height="false" fo:min-height="0.472cm" fo:min-width="2.423cm"/>
    </style:style>
    <style:style style:name="gr16" style:family="graphic" style:parent-style-name="standard">
      <style:graphic-properties svg:stroke-color="#000000" draw:fill-color="#ff8080" draw:textarea-horizontal-align="justify" draw:textarea-vertical-align="middle" draw:auto-grow-height="false" fo:min-height="0.472cm" fo:min-width="1.422cm"/>
    </style:style>
    <style:style style:name="gr17" style:family="graphic" style:parent-style-name="objectwithoutfill">
      <style:graphic-properties svg:stroke-color="#999999" draw:fill="none" draw:textarea-vertical-align="middle"/>
    </style:style>
    <style:style style:name="gr18" style:family="graphic" style:parent-style-name="standard">
      <style:graphic-properties svg:stroke-color="#000000" draw:fill-color="#ff8080" draw:textarea-horizontal-align="justify" draw:textarea-vertical-align="middle" draw:auto-grow-height="false" fo:min-height="0.472cm" fo:min-width="3.412cm"/>
    </style:style>
    <style:style style:name="gr19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20" style:family="graphic" style:parent-style-name="standard">
      <style:graphic-properties svg:stroke-color="#000000" draw:fill-color="#e6e6ff" draw:textarea-horizontal-align="justify" draw:textarea-vertical-align="middle" draw:auto-grow-height="false" fo:min-height="0.472cm" fo:min-width="1.321cm"/>
    </style:style>
    <style:style style:name="gr21" style:family="graphic" style:parent-style-name="standard">
      <style:graphic-properties svg:stroke-color="#000000" draw:fill-color="#ff8080" draw:textarea-horizontal-align="justify" draw:textarea-vertical-align="middle" draw:auto-grow-height="false" fo:min-height="0.316cm" fo:min-width="3.27cm"/>
    </style:style>
    <style:style style:name="gr22" style:family="graphic" style:parent-style-name="objectwithoutfill">
      <style:graphic-properties svg:stroke-color="#ff0000" draw:marker-end="Arrow_20_concave" draw:marker-end-width="0.3cm" draw:fill="none" draw:fill-color="#000000" draw:textarea-vertical-align="middle"/>
    </style:style>
    <style:style style:name="gr23" style:family="graphic" style:parent-style-name="standard">
      <style:graphic-properties svg:stroke-color="#999999" draw:fill-color="#dcffdc" draw:textarea-horizontal-align="justify" draw:textarea-vertical-align="middle" draw:auto-grow-height="false" fo:min-height="0.472cm" fo:min-width="2.432cm"/>
    </style:style>
    <style:style style:name="gr24" style:family="graphic" style:parent-style-name="standard">
      <style:graphic-properties svg:stroke-color="#000000" draw:fill-color="#dcffdc" draw:textarea-horizontal-align="justify" draw:textarea-vertical-align="middle" draw:auto-grow-height="false" fo:min-height="0.472cm" fo:min-width="2.423cm"/>
    </style:style>
    <style:style style:name="gr25" style:family="graphic" style:parent-style-name="objectwithoutfill">
      <style:graphic-properties svg:stroke-color="#ff0000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79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7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7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2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5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85cm"/>
    </style:style>
    <style:style style:name="gr33" style:family="graphic" style:parent-style-name="standard">
      <style:graphic-properties svg:stroke-color="#000000" draw:fill-color="#e6e6ff" draw:textarea-horizontal-align="justify" draw:textarea-vertical-align="middle" draw:auto-grow-height="false" fo:min-height="0.316cm" fo:min-width="2.266cm"/>
    </style:style>
    <style:style style:name="gr34" style:family="graphic" style:parent-style-name="standard">
      <style:graphic-properties svg:stroke-color="#000000" draw:fill-color="#e6e6ff" draw:textarea-horizontal-align="justify" draw:textarea-vertical-align="middle" draw:auto-grow-height="false" fo:min-height="0.316cm" fo:min-width="1.266cm"/>
    </style:style>
    <style:style style:name="gr35" style:family="graphic" style:parent-style-name="standard">
      <style:graphic-properties svg:stroke-color="#000000" draw:fill-color="#dcffdc" draw:textarea-horizontal-align="justify" draw:textarea-vertical-align="middle" draw:auto-grow-height="false" fo:min-height="0.316cm" fo:min-width="3.266cm"/>
    </style:style>
    <style:style style:name="gr36" style:family="graphic" style:parent-style-name="standard">
      <style:graphic-properties svg:stroke-color="#000000" draw:fill-color="#ffffcc" draw:textarea-horizontal-align="justify" draw:textarea-vertical-align="middle" draw:auto-grow-height="false" fo:min-height="0.472cm" fo:min-width="3.412cm"/>
    </style:style>
    <style:style style:name="gr37" style:family="graphic" style:parent-style-name="standard">
      <style:graphic-properties svg:stroke-color="#000000" draw:fill-color="#e6e6ff" draw:textarea-horizontal-align="justify" draw:textarea-vertical-align="middle" draw:auto-grow-height="false" fo:min-height="0.316cm" fo:min-width="1.165cm"/>
    </style:style>
    <style:style style:name="gr38" style:family="graphic" style:parent-style-name="standard">
      <style:graphic-properties svg:stroke-color="#000000" draw:fill-color="#dcffdc" draw:textarea-horizontal-align="justify" draw:textarea-vertical-align="middle" draw:auto-grow-height="false" fo:min-height="0.472cm" fo:min-width="2.42cm"/>
    </style:style>
    <style:style style:name="gr39" style:family="graphic" style:parent-style-name="standard">
      <style:graphic-properties svg:stroke-color="#000000" draw:fill-color="#dcffdc" draw:textarea-horizontal-align="justify" draw:textarea-vertical-align="middle" draw:auto-grow-height="false" fo:min-height="0.472cm" fo:min-width="3.42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0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7cm"/>
    </style:style>
    <style:style style:name="gr43" style:family="graphic" style:parent-style-name="standard">
      <style:graphic-properties svg:stroke-color="#000000" draw:fill-color="#ffffcc" draw:textarea-horizontal-align="justify" draw:textarea-vertical-align="top" draw:auto-grow-height="false" fo:min-height="4.168cm" fo:min-width="4.017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3.715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3.615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3.5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-color="#ffffcc"/>
      <style:paragraph-properties fo:text-align="center"/>
    </style:style>
    <style:style style:name="P9" style:family="paragraph">
      <loext:graphic-properties draw:fill-color="#e6e6ff"/>
      <style:paragraph-properties fo:text-align="center"/>
    </style:style>
    <style:style style:name="P10" style:family="paragraph">
      <loext:graphic-properties draw:fill-color="#dcffdc"/>
      <style:paragraph-properties fo:text-align="center"/>
    </style:style>
    <style:style style:name="P11" style:family="paragraph">
      <loext:graphic-properties draw:fill-color="#ff8080"/>
      <style:paragraph-properties fo:text-align="center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style:paragraph-properties fo:text-align="center"/>
      <style:text-properties fo:color="#000000"/>
    </style:style>
    <style:style style:name="P14" style:family="paragraph">
      <loext:graphic-properties draw:fill-color="#dcffdc"/>
      <style:paragraph-properties fo:text-align="center"/>
      <style:text-properties fo:color="#000000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KWA Access Services" draw:style-name="dp1" draw:master-page-name="Default">
        <draw:line draw:style-name="gr1" draw:text-style-name="P1" draw:layer="layout" svg:x1="15.5cm" svg:y1="19.5cm" svg:x2="15.5cm" svg:y2="1cm">
          <text:p/>
        </draw:line>
        <draw:line draw:style-name="gr2" draw:text-style-name="P1" draw:layer="layout" svg:x1="1.5cm" svg:y1="19.5cm" svg:x2="1.5cm" svg:y2="1cm">
          <text:p/>
        </draw:line>
        <draw:line draw:style-name="gr2" draw:text-style-name="P1" draw:layer="layout" svg:x1="1.5cm" svg:y1="19.5cm" svg:x2="28.7cm" svg:y2="19.5cm">
          <text:p/>
        </draw:line>
        <draw:frame draw:style-name="gr3" draw:text-style-name="P3" draw:layer="layout" svg:width="3.292cm" svg:height="0.802cm" draw:transform="rotate (1.5707963267949) translate (0.298cm 11.556cm)">
          <draw:text-box>
            <text:p text:style-name="P2"><text:span text:style-name="T1">Value Chain</text:span></text:p>
          </draw:text-box>
        </draw:frame>
        <draw:frame draw:style-name="gr4" draw:text-style-name="P5" draw:layer="layout" svg:width="2cm" svg:height="0.802cm" draw:transform="rotate (1.5707963267949) translate (0.7cm 3cm)">
          <draw:text-box>
            <text:p text:style-name="P4"><text:span text:style-name="T2">Visible</text:span></text:p>
          </draw:text-box>
        </draw:frame>
        <draw:frame draw:style-name="gr3" draw:text-style-name="P5" draw:layer="layout" svg:width="2.284cm" svg:height="0.802cm" draw:transform="rotate (1.5707963267949) translate (0.7cm 19.5cm)">
          <draw:text-box>
            <text:p text:style-name="P4"><text:span text:style-name="T2">Invisible</text:span></text:p>
          </draw:text-box>
        </draw:frame>
        <draw:line draw:style-name="gr1" draw:text-style-name="P1" draw:layer="layout" svg:x1="23cm" svg:y1="19.5cm" svg:x2="23cm" svg:y2="1cm">
          <text:p/>
        </draw:line>
        <draw:line draw:style-name="gr1" draw:text-style-name="P1" draw:layer="layout" svg:x1="8cm" svg:y1="19.5cm" svg:x2="8cm" svg:y2="1cm">
          <text:p/>
        </draw:line>
        <draw:frame draw:style-name="gr3" draw:text-style-name="P6" draw:layer="layout" svg:width="2.06cm" svg:height="0.725cm" svg:x="1.5cm" svg:y="19.475cm">
          <draw:text-box>
            <text:p><text:span text:style-name="T3">Genesis</text:span></text:p>
          </draw:text-box>
        </draw:frame>
        <draw:frame draw:style-name="gr3" draw:text-style-name="P6" draw:layer="layout" svg:width="2.979cm" svg:height="0.725cm" svg:x="8cm" svg:y="19.5cm">
          <draw:text-box>
            <text:p><text:span text:style-name="T3">Custom build</text:span></text:p>
          </draw:text-box>
        </draw:frame>
        <draw:frame draw:style-name="gr3" draw:text-style-name="P6" draw:layer="layout" svg:width="4.227cm" svg:height="0.725cm" svg:x="15.5cm" svg:y="19.5cm">
          <draw:text-box>
            <text:p><text:span text:style-name="T3">Community/Product</text:span></text:p>
          </draw:text-box>
        </draw:frame>
        <draw:frame draw:style-name="gr3" draw:text-style-name="P6" draw:layer="layout" svg:width="4.253cm" svg:height="0.725cm" svg:x="23cm" svg:y="19.5cm">
          <draw:text-box>
            <text:p><text:span text:style-name="T3">Commodity (+utility)</text:span></text:p>
          </draw:text-box>
        </draw:frame>
        <draw:frame draw:style-name="gr3" draw:text-style-name="P7" draw:layer="layout" svg:width="2.585cm" svg:height="0.763cm" svg:x="13.622cm" svg:y="20.1cm">
          <draw:text-box>
            <text:p text:style-name="P2"><text:span text:style-name="T4">Evolution</text:span></text:p>
          </draw:text-box>
        </draw:frame>
        <draw:custom-shape draw:style-name="gr5" draw:text-style-name="P8" xml:id="id2" draw:id="id2" draw:layer="layout" svg:width="2cm" svg:height="0.8cm" svg:x="2.4cm" svg:y="2.1cm">
          <text:p text:style-name="P4"><text:span text:style-name="T5">UKWA-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" draw:id="id3" draw:layer="layout" svg:width="2cm" svg:height="0.8cm" svg:x="20.401cm" svg:y="3.101cm">
          <text:p text:style-name="P4"><text:span text:style-name="T5">Way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" draw:id="id1" draw:layer="layout" svg:width="2cm" svg:height="0.8cm" svg:x="25.002cm" svg:y="1.102cm">
          <text:p text:style-name="P4"><text:span text:style-name="T5">NGIN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5.002cm" svg:y1="1.502cm" svg:x2="4.4cm" svg:y2="2.5cm" draw:start-shape="id1" draw:start-glue-point="3" draw:end-shape="id2" draw:end-glue-point="1" svg:d="M25002 1502l-20602 998" svg:viewBox="0 0 20603 999">
          <text:p/>
        </draw:connector>
        <draw:connector draw:style-name="gr2" draw:text-style-name="P1" draw:layer="layout" draw:type="line" svg:x1="25.002cm" svg:y1="1.502cm" svg:x2="22.401cm" svg:y2="3.501cm" draw:start-shape="id1" draw:start-glue-point="3" draw:end-shape="id3" draw:end-glue-point="1" svg:d="M25002 1502l-2601 1999" svg:viewBox="0 0 2602 2000">
          <text:p/>
        </draw:connector>
        <draw:custom-shape draw:style-name="gr5" draw:text-style-name="P8" xml:id="id6" draw:id="id6" draw:layer="layout" svg:width="2cm" svg:height="0.8cm" svg:x="2.401cm" svg:y="6.601cm">
          <text:p text:style-name="P4"><text:span text:style-name="T5">UKWA-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7" draw:id="id7" draw:layer="layout" svg:width="2.998cm" svg:height="0.8cm" svg:x="10.002cm" svg:y="9.102cm">
          <text:p text:style-name="P4"><text:span text:style-name="T5">WebR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5" draw:id="id5" draw:layer="layout" svg:width="3cm" svg:height="0.8cm" svg:x="21cm" svg:y="9.1cm">
          <text:p text:style-name="P4"><text:span text:style-name="T5">OutbackCDX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" draw:id="id4" draw:layer="layout" svg:width="4.004cm" svg:height="0.8cm" svg:x="16cm" svg:y="9.104cm">
          <text:p text:style-name="P4"><text:span text:style-name="T5">Solr (full text search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9" draw:id="id9" draw:layer="layout" svg:width="2cm" svg:height="0.8cm" svg:x="19.004cm" svg:y="12.604cm">
          <text:p text:style-name="P4"><text:span text:style-name="T5">HttpF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8" draw:id="id8" draw:layer="layout" svg:width="3.949cm" svg:height="0.8cm" svg:x="3.051cm" svg:y="12.108cm">
          <text:p text:style-name="P4"><text:span text:style-name="T5">To-Crawl URI 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0" draw:id="id10" draw:layer="layout" svg:width="2cm" svg:height="0.8cm" svg:x="23.506cm" svg:y="16.106cm">
          <text:p text:style-name="P4"><text:span text:style-name="T5">HDF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1" draw:id="id11" draw:layer="layout" svg:width="2cm" svg:height="0.8cm" svg:x="26.007cm" svg:y="18.107cm">
          <text:p text:style-name="P4"><text:span text:style-name="T5">GlusterF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4cm" svg:y1="2.5cm" svg:x2="18.002cm" svg:y2="9.104cm" draw:start-shape="id2" draw:start-glue-point="1" draw:end-shape="id4" draw:end-glue-point="0" svg:d="M4400 2500l13602 6604" svg:viewBox="0 0 13603 6605">
          <text:p/>
        </draw:connector>
        <draw:connector draw:style-name="gr2" draw:text-style-name="P1" draw:layer="layout" draw:type="line" svg:x1="21.401cm" svg:y1="3.901cm" svg:x2="22.5cm" svg:y2="9.1cm" draw:start-shape="id3" draw:start-glue-point="2" draw:end-shape="id5" draw:end-glue-point="0" svg:d="M21401 3901l1099 5199" svg:viewBox="0 0 1100 5200">
          <text:p/>
        </draw:connector>
        <draw:connector draw:style-name="gr2" draw:text-style-name="P1" draw:layer="layout" draw:type="line" svg:x1="25.002cm" svg:y1="1.502cm" svg:x2="3.401cm" svg:y2="6.601cm" draw:start-shape="id1" draw:start-glue-point="3" draw:end-shape="id6" draw:end-glue-point="0" svg:d="M25002 1502l-21601 5099" svg:viewBox="0 0 21602 5100">
          <text:p/>
        </draw:connector>
        <draw:connector draw:style-name="gr2" draw:text-style-name="P1" draw:layer="layout" draw:type="line" svg:x1="3.401cm" svg:y1="7.401cm" svg:x2="10.002cm" svg:y2="9.502cm" draw:start-shape="id6" draw:start-glue-point="2" draw:end-shape="id7" draw:end-glue-point="3" svg:d="M3401 7401l6601 2101" svg:viewBox="0 0 6602 2102">
          <text:p/>
        </draw:connector>
        <draw:connector draw:style-name="gr2" draw:text-style-name="P1" draw:layer="layout" draw:type="line" svg:x1="3.401cm" svg:y1="7.401cm" svg:x2="5.025cm" svg:y2="12.108cm" draw:start-shape="id6" draw:start-glue-point="2" draw:end-shape="id8" draw:end-glue-point="0" svg:d="M3401 7401l1624 4707" svg:viewBox="0 0 1625 4708">
          <text:p/>
        </draw:connector>
        <draw:connector draw:style-name="gr2" draw:text-style-name="P1" draw:layer="layout" draw:type="line" svg:x1="21.401cm" svg:y1="3.901cm" svg:x2="20.004cm" svg:y2="12.604cm" draw:start-shape="id3" draw:start-glue-point="2" draw:end-shape="id9" draw:end-glue-point="0" svg:d="M21401 3901l-1397 8703" svg:viewBox="0 0 1398 8704">
          <text:p/>
        </draw:connector>
        <draw:connector draw:style-name="gr2" draw:text-style-name="P1" draw:layer="layout" draw:type="line" svg:x1="20.004cm" svg:y1="13.404cm" svg:x2="24.506cm" svg:y2="16.106cm" draw:start-shape="id9" draw:start-glue-point="2" draw:end-shape="id10" draw:end-glue-point="0" svg:d="M20004 13404l4502 2702" svg:viewBox="0 0 4503 2703">
          <text:p/>
        </draw:connector>
        <draw:connector draw:style-name="gr2" draw:text-style-name="P1" draw:layer="layout" draw:type="line" svg:x1="26.002cm" svg:y1="1.902cm" svg:x2="27.007cm" svg:y2="18.107cm" draw:start-shape="id1" draw:start-glue-point="2" draw:end-shape="id11" draw:end-glue-point="0" svg:d="M26002 1902l1005 16205" svg:viewBox="0 0 1006 16206">
          <text:p/>
        </draw:connector>
        <draw:custom-shape draw:style-name="gr11" draw:text-style-name="P10" xml:id="id14" draw:id="id14" draw:layer="layout" svg:width="2cm" svg:height="0.8cm" svg:x="18.009cm" svg:y="14.109cm">
          <text:p text:style-name="P4"><text:span text:style-name="T5">Hu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6" draw:id="id16" draw:layer="layout" svg:width="4cm" svg:height="0.8cm" svg:x="15cm" svg:y="17.1cm">
          <text:p text:style-name="P4"><text:span text:style-name="T5">Solr (Tracking DB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3cm" svg:y1="9.502cm" svg:x2="20.401cm" svg:y2="3.501cm" draw:start-shape="id7" draw:start-glue-point="1" draw:end-shape="id3" draw:end-glue-point="3" svg:d="M13000 9502l7401-6001" svg:viewBox="0 0 7402 6002">
          <text:p/>
        </draw:connector>
        <draw:custom-shape draw:style-name="gr13" draw:text-style-name="P8" xml:id="id12" draw:id="id12" draw:layer="layout" svg:width="4cm" svg:height="0.8cm" svg:x="2cm" svg:y="18.1cm">
          <text:p text:style-name="P4"><text:span text:style-name="T5">Live Activity Analysi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26.007cm" svg:y1="18.507cm" svg:x2="6cm" svg:y2="18.5cm" draw:start-shape="id11" draw:start-glue-point="3" draw:end-shape="id12" draw:end-glue-point="1" svg:d="M26007 18507l-20007-7" svg:viewBox="0 0 20008 8">
          <text:p/>
        </draw:connector>
        <draw:connector draw:style-name="gr2" draw:text-style-name="P1" draw:layer="layout" draw:type="line" svg:x1="4cm" svg:y1="18.1cm" svg:x2="5.025cm" svg:y2="13.909cm" draw:start-shape="id12" draw:start-glue-point="0" draw:end-shape="id13" draw:end-glue-point="2" svg:d="M4000 18100l1025-4191" svg:viewBox="0 0 1026 4192">
          <text:p/>
        </draw:connector>
        <draw:custom-shape draw:style-name="gr10" draw:text-style-name="P9" xml:id="id13" draw:id="id13" draw:layer="layout" svg:width="3.949cm" svg:height="0.8cm" svg:x="3.051cm" svg:y="13.109cm">
          <text:p text:style-name="P4"><text:span text:style-name="T5">Crawled URI 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20.009cm" svg:y1="14.509cm" svg:x2="26.007cm" svg:y2="18.507cm" draw:start-shape="id14" draw:start-glue-point="1" draw:end-shape="id11" draw:end-glue-point="3" svg:d="M20009 14509l5998 3998" svg:viewBox="0 0 5999 3999">
          <text:p/>
        </draw:connector>
        <draw:custom-shape draw:style-name="gr15" draw:text-style-name="P8" xml:id="id15" draw:id="id15" draw:layer="layout" svg:width="3.001cm" svg:height="0.8cm" svg:x="5.5cm" svg:y="15.101cm">
          <text:p text:style-name="P4"><text:span text:style-name="T5">Access Task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7cm" svg:y1="15.901cm" svg:x2="15cm" svg:y2="17.5cm" draw:start-shape="id15" draw:start-glue-point="2" draw:end-shape="id16" draw:end-glue-point="3" svg:d="M7000 15901l8000 1599" svg:viewBox="0 0 8001 1600">
          <text:p/>
        </draw:connector>
        <draw:connector draw:style-name="gr14" draw:text-style-name="P1" draw:layer="layout" draw:type="line" svg:x1="8.501cm" svg:y1="15.501cm" svg:x2="18.009cm" svg:y2="14.509cm" draw:start-shape="id15" draw:start-glue-point="1" draw:end-shape="id14" draw:end-glue-point="3" svg:d="M8501 15501l9508-992" svg:viewBox="0 0 9509 993">
          <text:p/>
        </draw:connector>
        <draw:connector draw:style-name="gr14" draw:text-style-name="P1" draw:layer="layout" draw:type="line" svg:x1="8.501cm" svg:y1="15.501cm" svg:x2="22.5cm" svg:y2="9.9cm" draw:start-shape="id15" draw:start-glue-point="1" draw:end-shape="id5" draw:end-glue-point="2" svg:d="M8501 15501l13999-5601" svg:viewBox="0 0 14000 5602">
          <text:p/>
        </draw:connector>
        <draw:connector draw:style-name="gr14" draw:text-style-name="P1" draw:layer="layout" draw:type="line" svg:x1="8.501cm" svg:y1="15.501cm" svg:x2="18.002cm" svg:y2="9.904cm" draw:start-shape="id15" draw:start-glue-point="1" draw:end-shape="id4" draw:end-glue-point="2" svg:d="M8501 15501l9501-5597" svg:viewBox="0 0 9502 5598">
          <text:p/>
        </draw:connector>
        <draw:custom-shape draw:style-name="gr16" draw:text-style-name="P11" xml:id="id17" draw:id="id17" draw:layer="layout" svg:width="2cm" svg:height="0.8cm" svg:x="2.401cm" svg:y="3.101cm">
          <text:p text:style-name="P4"><text:span text:style-name="T5">S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8" draw:id="id18" draw:layer="layout" svg:width="2cm" svg:height="0.8cm" svg:x="2.402cm" svg:y="4.102cm">
          <text:p text:style-name="P4"><text:span text:style-name="T5">Memen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25.002cm" svg:y1="1.502cm" svg:x2="4.401cm" svg:y2="3.501cm" draw:start-shape="id1" draw:start-glue-point="3" draw:end-shape="id17" draw:end-glue-point="1" svg:d="M25002 1502l-20601 1999" svg:viewBox="0 0 20602 2000">
          <text:p/>
        </draw:connector>
        <draw:connector draw:style-name="gr17" draw:text-style-name="P1" draw:layer="layout" draw:type="line" svg:x1="25.002cm" svg:y1="1.502cm" svg:x2="4.402cm" svg:y2="4.502cm" draw:start-shape="id1" draw:start-glue-point="3" draw:end-shape="id18" draw:end-glue-point="1" svg:d="M25002 1502l-20600 3000" svg:viewBox="0 0 20601 3001">
          <text:p/>
        </draw:connector>
        <draw:connector draw:style-name="gr17" draw:text-style-name="P1" draw:layer="layout" draw:type="line" svg:x1="4.401cm" svg:y1="3.501cm" svg:x2="18.002cm" svg:y2="9.104cm" draw:start-shape="id17" draw:start-glue-point="1" draw:end-shape="id4" draw:end-glue-point="0" svg:d="M4401 3501l13601 5603" svg:viewBox="0 0 13602 5604">
          <text:p/>
        </draw:connector>
        <draw:custom-shape draw:style-name="gr18" draw:text-style-name="P11" xml:id="id19" draw:id="id19" draw:layer="layout" svg:width="3.99cm" svg:height="0.8cm" svg:x="15.01cm" svg:y="15.61cm">
          <text:p text:style-name="P4"><text:span text:style-name="T5">PostgreSQL Task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line" svg:x1="7cm" svg:y1="15.901cm" svg:x2="15.01cm" svg:y2="16.01cm" draw:start-shape="id15" draw:start-glue-point="2" draw:end-shape="id19" draw:end-glue-point="3" svg:d="M7000 15901l8010 109" svg:viewBox="0 0 8011 110">
          <text:p/>
        </draw:connector>
        <draw:custom-shape draw:style-name="gr16" draw:text-style-name="P11" draw:layer="layout" svg:width="2cm" svg:height="0.8cm" svg:x="4.902cm" svg:y="0.102cm">
          <text:p text:style-name="P4"><text:span text:style-name="T5">Lega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.899cm" svg:height="0.8cm" svg:x="9.901cm" svg:y="0.101cm">
          <text:p text:style-name="P4"><text:span text:style-name="T5">Servi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2cm" svg:height="0.8cm" svg:x="2.401cm" svg:y="0.101cm">
          <text:p text:style-name="P4"><text:span text:style-name="T5">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0" draw:id="id20" draw:layer="layout" svg:width="4.004cm" svg:height="0.8cm" svg:x="15.001cm" svg:y="6.105cm">
          <text:p text:style-name="P4"><text:span text:style-name="T5">Solr (collections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4.4cm" svg:y1="2.5cm" svg:x2="15.001cm" svg:y2="6.505cm" draw:start-shape="id2" draw:start-glue-point="1" draw:end-shape="id20" draw:end-glue-point="3" svg:d="M4400 2500l10601 4005" svg:viewBox="0 0 10602 4006">
          <text:p/>
        </draw:connector>
        <draw:connector draw:style-name="gr19" draw:text-style-name="P1" draw:layer="layout" draw:type="line" svg:x1="8.501cm" svg:y1="15.501cm" svg:x2="17.003cm" svg:y2="6.905cm" draw:start-shape="id15" draw:start-glue-point="1" draw:end-shape="id20" draw:end-glue-point="2" svg:d="M8501 15501l8502-8596" svg:viewBox="0 0 8503 8597">
          <text:p/>
        </draw:connector>
        <draw:custom-shape draw:style-name="gr11" draw:text-style-name="P10" draw:layer="layout" svg:width="2cm" svg:height="0.8cm" svg:x="7.41cm" svg:y="0.11cm">
          <text:p text:style-name="P4"><text:span text:style-name="T5">To 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2" draw:layer="layout" draw:type="line" svg:x1="4.4cm" svg:y1="2.5cm" svg:x2="14cm" svg:y2="2.51cm" draw:start-shape="id2" draw:start-glue-point="1" draw:end-shape="id21" draw:end-glue-point="3" svg:d="M4400 2500l9600 10" svg:viewBox="0 0 9601 11">
          <text:p/>
        </draw:connector>
        <draw:connector draw:style-name="gr17" draw:text-style-name="P1" draw:layer="layout" draw:type="line" svg:x1="20.401cm" svg:y1="3.501cm" svg:x2="4.402cm" svg:y2="4.502cm" draw:start-shape="id3" draw:start-glue-point="3" draw:end-shape="id18" draw:end-glue-point="1" svg:d="M20401 3501l-15999 1001" svg:viewBox="0 0 16000 1002">
          <text:p/>
        </draw:connector>
        <draw:custom-shape draw:style-name="gr23" draw:text-style-name="P14" xml:id="id21" draw:id="id21" draw:layer="layout" svg:width="3.01cm" svg:height="0.8cm" svg:x="14cm" svg:y="2.11cm">
          <text:p text:style-name="P13"><text:span text:style-name="T6">Blacklight (TB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2" draw:layer="layout" draw:type="line" svg:x1="17.005cm" svg:y1="16.41cm" svg:x2="17cm" svg:y2="17.1cm" draw:start-shape="id19" draw:start-glue-point="2" draw:end-shape="id16" draw:end-glue-point="0" svg:d="M17005 16410l-5 690" svg:viewBox="0 0 6 691">
          <text:p/>
        </draw:connector>
        <draw:custom-shape draw:style-name="gr24" draw:text-style-name="P10" xml:id="id22" draw:id="id22" draw:layer="layout" svg:width="3.001cm" svg:height="0.8cm" svg:x="17.7cm" svg:y="7.103cm">
          <text:p text:style-name="P4"><text:span text:style-name="T5">WARC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line" svg:x1="21.401cm" svg:y1="3.901cm" svg:x2="19.2cm" svg:y2="7.103cm" draw:start-shape="id3" draw:start-glue-point="2" draw:end-shape="id22" draw:end-glue-point="0" svg:d="M21401 3901l-2201 3202" svg:viewBox="0 0 2202 3203">
          <text:p/>
        </draw:connector>
        <draw:connector draw:style-name="gr25" draw:text-style-name="P1" draw:layer="layout" draw:type="line" svg:x1="19.2cm" svg:y1="7.903cm" svg:x2="20.004cm" svg:y2="12.604cm" draw:start-shape="id22" draw:start-glue-point="2" draw:end-shape="id9" draw:end-glue-point="0" svg:d="M19200 7903l804 4701" svg:viewBox="0 0 805 4702">
          <text:p/>
        </draw:connector>
        <draw:connector draw:style-name="gr25" draw:text-style-name="P1" draw:layer="layout" draw:type="line" svg:x1="19.2cm" svg:y1="7.903cm" svg:x2="27.007cm" svg:y2="18.107cm" draw:start-shape="id22" draw:start-glue-point="2" draw:end-shape="id11" draw:end-glue-point="0" svg:d="M19200 7903l7807 10204" svg:viewBox="0 0 7808 10205">
          <text:p/>
        </draw:connector>
      </draw:page>
      <draw:page draw:name="UKWA Curation Services" draw:style-name="dp1" draw:master-page-name="Default">
        <draw:line draw:style-name="gr1" draw:text-style-name="P1" draw:layer="layout" svg:x1="15.501cm" svg:y1="19.5cm" svg:x2="15.501cm" svg:y2="1cm">
          <text:p/>
        </draw:line>
        <draw:line draw:style-name="gr2" draw:text-style-name="P1" draw:layer="layout" svg:x1="1.501cm" svg:y1="19.5cm" svg:x2="1.501cm" svg:y2="1cm">
          <text:p/>
        </draw:line>
        <draw:line draw:style-name="gr2" draw:text-style-name="P1" draw:layer="layout" svg:x1="1.501cm" svg:y1="19.5cm" svg:x2="28.701cm" svg:y2="19.5cm">
          <text:p/>
        </draw:line>
        <draw:frame draw:style-name="gr26" draw:text-style-name="P3" draw:layer="layout" svg:width="3.309cm" svg:height="0.806cm" draw:transform="rotate (1.5707963267949) translate (0.299cm 11.556cm)">
          <draw:text-box>
            <text:p text:style-name="P4"><text:span text:style-name="T1">Value Chain</text:span></text:p>
          </draw:text-box>
        </draw:frame>
        <draw:frame draw:style-name="gr4" draw:text-style-name="P5" draw:layer="layout" svg:width="2cm" svg:height="0.806cm" draw:transform="rotate (1.5707963267949) translate (0.701cm 3cm)">
          <draw:text-box>
            <text:p text:style-name="P4"><text:span text:style-name="T2">Visible</text:span></text:p>
          </draw:text-box>
        </draw:frame>
        <draw:frame draw:style-name="gr27" draw:text-style-name="P5" draw:layer="layout" svg:width="2.297cm" svg:height="0.806cm" draw:transform="rotate (1.5707963267949) translate (0.701cm 19.5cm)">
          <draw:text-box>
            <text:p text:style-name="P4"><text:span text:style-name="T2">Invisible</text:span></text:p>
          </draw:text-box>
        </draw:frame>
        <draw:line draw:style-name="gr1" draw:text-style-name="P1" draw:layer="layout" svg:x1="23.001cm" svg:y1="19.5cm" svg:x2="23.001cm" svg:y2="1cm">
          <text:p/>
        </draw:line>
        <draw:line draw:style-name="gr1" draw:text-style-name="P1" draw:layer="layout" svg:x1="8.001cm" svg:y1="19.5cm" svg:x2="8.001cm" svg:y2="1cm">
          <text:p/>
        </draw:line>
        <draw:frame draw:style-name="gr28" draw:text-style-name="P6" draw:layer="layout" svg:width="2.06cm" svg:height="0.725cm" svg:x="1.501cm" svg:y="19.475cm">
          <draw:text-box>
            <text:p><text:span text:style-name="T3">Genesis</text:span></text:p>
          </draw:text-box>
        </draw:frame>
        <draw:frame draw:style-name="gr29" draw:text-style-name="P6" draw:layer="layout" svg:width="2.979cm" svg:height="0.725cm" svg:x="8.001cm" svg:y="19.5cm">
          <draw:text-box>
            <text:p><text:span text:style-name="T3">Custom build</text:span></text:p>
          </draw:text-box>
        </draw:frame>
        <draw:frame draw:style-name="gr30" draw:text-style-name="P6" draw:layer="layout" svg:width="4.227cm" svg:height="0.725cm" svg:x="15.501cm" svg:y="19.5cm">
          <draw:text-box>
            <text:p><text:span text:style-name="T3">Community/Product</text:span></text:p>
          </draw:text-box>
        </draw:frame>
        <draw:frame draw:style-name="gr31" draw:text-style-name="P6" draw:layer="layout" svg:width="4.253cm" svg:height="0.725cm" svg:x="23.001cm" svg:y="19.5cm">
          <draw:text-box>
            <text:p><text:span text:style-name="T3">Commodity (+utility)</text:span></text:p>
          </draw:text-box>
        </draw:frame>
        <draw:frame draw:style-name="gr32" draw:text-style-name="P7" draw:layer="layout" svg:width="2.585cm" svg:height="0.763cm" svg:x="13.623cm" svg:y="20.1cm">
          <draw:text-box>
            <text:p text:style-name="P4"><text:span text:style-name="T4">Evolution</text:span></text:p>
          </draw:text-box>
        </draw:frame>
        <draw:custom-shape draw:style-name="gr5" draw:text-style-name="P8" xml:id="id24" draw:id="id24" draw:layer="layout" svg:width="2cm" svg:height="0.8cm" svg:x="2.401cm" svg:y="2.1cm">
          <text:p text:style-name="P4"><text:span text:style-name="T5">W3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25" draw:id="id25" draw:layer="layout" svg:width="3.001cm" svg:height="0.8cm" svg:x="19.501cm" svg:y="3.101cm">
          <text:p text:style-name="P4"><text:span text:style-name="T5">QA Way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3" draw:id="id23" draw:layer="layout" svg:width="2cm" svg:height="0.8cm" svg:x="25.003cm" svg:y="1.102cm">
          <text:p text:style-name="P4"><text:span text:style-name="T5">NGIN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5.003cm" svg:y1="1.502cm" svg:x2="4.401cm" svg:y2="2.5cm" draw:start-shape="id23" draw:start-glue-point="3" draw:end-shape="id24" draw:end-glue-point="1" svg:d="M25003 1502l-20602 998" svg:viewBox="0 0 20603 999">
          <text:p/>
        </draw:connector>
        <draw:connector draw:style-name="gr2" draw:text-style-name="P1" draw:layer="layout" draw:type="line" svg:x1="25.003cm" svg:y1="1.502cm" svg:x2="22.502cm" svg:y2="3.501cm" draw:start-shape="id23" draw:start-glue-point="3" draw:end-shape="id25" draw:end-glue-point="1" svg:d="M25003 1502l-2501 1999" svg:viewBox="0 0 2502 2000">
          <text:p/>
        </draw:connector>
        <draw:custom-shape draw:style-name="gr33" draw:text-style-name="P9" xml:id="id26" draw:id="id26" draw:layer="layout" svg:width="3cm" svg:height="0.8cm" svg:x="21.001cm" svg:y="9.1cm">
          <text:p text:style-name="P4"><text:span text:style-name="T5">OutbackCDX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xml:id="id27" draw:id="id27" draw:layer="layout" svg:width="2cm" svg:height="0.8cm" svg:x="19.005cm" svg:y="12.604cm">
          <text:p text:style-name="P4"><text:span text:style-name="T5">HttpF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xml:id="id28" draw:id="id28" draw:layer="layout" svg:width="2cm" svg:height="0.8cm" svg:x="23.507cm" svg:y="16.106cm">
          <text:p text:style-name="P4"><text:span text:style-name="T5">HDF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xml:id="id29" draw:id="id29" draw:layer="layout" svg:width="2cm" svg:height="0.8cm" svg:x="26.008cm" svg:y="18.107cm">
          <text:p text:style-name="P4"><text:span text:style-name="T5">Gluster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1.001cm" svg:y1="3.901cm" svg:x2="22.501cm" svg:y2="9.1cm" draw:start-shape="id25" draw:start-glue-point="2" draw:end-shape="id26" draw:end-glue-point="0" svg:d="M21001 3901l1500 5199" svg:viewBox="0 0 1501 5200">
          <text:p/>
        </draw:connector>
        <draw:connector draw:style-name="gr2" draw:text-style-name="P1" draw:layer="layout" draw:type="line" svg:x1="21.001cm" svg:y1="3.901cm" svg:x2="20.005cm" svg:y2="12.604cm" draw:start-shape="id25" draw:start-glue-point="2" draw:end-shape="id27" draw:end-glue-point="0" svg:d="M21001 3901l-996 8703" svg:viewBox="0 0 997 8704">
          <text:p/>
        </draw:connector>
        <draw:connector draw:style-name="gr2" draw:text-style-name="P1" draw:layer="layout" draw:type="line" svg:x1="20.005cm" svg:y1="13.404cm" svg:x2="24.507cm" svg:y2="16.106cm" draw:start-shape="id27" draw:start-glue-point="2" draw:end-shape="id28" draw:end-glue-point="0" svg:d="M20005 13404l4502 2702" svg:viewBox="0 0 4503 2703">
          <text:p/>
        </draw:connector>
        <draw:connector draw:style-name="gr2" draw:text-style-name="P1" draw:layer="layout" draw:type="line" svg:x1="26.003cm" svg:y1="1.902cm" svg:x2="27.008cm" svg:y2="18.107cm" draw:start-shape="id23" draw:start-glue-point="2" draw:end-shape="id29" draw:end-glue-point="0" svg:d="M26003 1902l1005 16205" svg:viewBox="0 0 1006 16206">
          <text:p/>
        </draw:connector>
        <draw:custom-shape draw:style-name="gr11" draw:text-style-name="P10" xml:id="id30" draw:id="id30" draw:layer="layout" svg:width="2cm" svg:height="0.8cm" svg:x="18.01cm" svg:y="14.109cm">
          <text:p text:style-name="P4"><text:span text:style-name="T5">Hu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32" draw:id="id32" draw:layer="layout" svg:width="4cm" svg:height="0.8cm" svg:x="15.001cm" svg:y="17.1cm">
          <text:p text:style-name="P4"><text:span text:style-name="T5">Solr TrackingDB (TB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401cm" svg:y1="2.5cm" svg:x2="19.501cm" svg:y2="3.501cm" draw:start-shape="id24" draw:start-glue-point="1" draw:end-shape="id25" draw:end-glue-point="3" svg:d="M4401 2500l15100 1001" svg:viewBox="0 0 15101 1002">
          <text:p/>
        </draw:connector>
        <draw:connector draw:style-name="gr14" draw:text-style-name="P1" draw:layer="layout" draw:type="line" svg:x1="20.01cm" svg:y1="14.509cm" svg:x2="26.008cm" svg:y2="18.507cm" draw:start-shape="id30" draw:start-glue-point="1" draw:end-shape="id29" draw:end-glue-point="3" svg:d="M20010 14509l5998 3998" svg:viewBox="0 0 5999 3999">
          <text:p/>
        </draw:connector>
        <draw:custom-shape draw:style-name="gr15" draw:text-style-name="P8" xml:id="id31" draw:id="id31" draw:layer="layout" svg:width="3.001cm" svg:height="0.8cm" svg:x="5.501cm" svg:y="15.101cm">
          <text:p text:style-name="P4"><text:span text:style-name="T5">Ingest Tas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7.001cm" svg:y1="15.901cm" svg:x2="15.001cm" svg:y2="17.5cm" draw:start-shape="id31" draw:start-glue-point="2" draw:end-shape="id32" draw:end-glue-point="3" svg:d="M7001 15901l8000 1599" svg:viewBox="0 0 8001 1600">
          <text:p/>
        </draw:connector>
        <draw:connector draw:style-name="gr14" draw:text-style-name="P1" draw:layer="layout" draw:type="line" svg:x1="8.502cm" svg:y1="15.501cm" svg:x2="18.01cm" svg:y2="14.509cm" draw:start-shape="id31" draw:start-glue-point="1" draw:end-shape="id30" draw:end-glue-point="3" svg:d="M8502 15501l9508-992" svg:viewBox="0 0 9509 993">
          <text:p/>
        </draw:connector>
        <draw:custom-shape draw:style-name="gr36" draw:text-style-name="P8" xml:id="id33" draw:id="id33" draw:layer="layout" svg:width="3.99cm" svg:height="0.8cm" svg:x="15.011cm" svg:y="15.61cm">
          <text:p text:style-name="P4"><text:span text:style-name="T5">PostgreSQL Task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line" svg:x1="7.001cm" svg:y1="15.901cm" svg:x2="15.011cm" svg:y2="16.01cm" draw:start-shape="id31" draw:start-glue-point="2" draw:end-shape="id33" draw:end-glue-point="3" svg:d="M7001 15901l8010 109" svg:viewBox="0 0 8011 110">
          <text:p/>
        </draw:connector>
        <draw:custom-shape draw:style-name="gr16" draw:text-style-name="P11" draw:layer="layout" svg:width="2cm" svg:height="0.8cm" svg:x="4.903cm" svg:y="0.102cm">
          <text:p text:style-name="P4"><text:span text:style-name="T5">Lega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1.899cm" svg:height="0.8cm" svg:x="9.902cm" svg:y="0.101cm">
          <text:p text:style-name="P4"><text:span text:style-name="T5">Servi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2cm" svg:height="0.8cm" svg:x="2.402cm" svg:y="0.101cm">
          <text:p text:style-name="P4"><text:span text:style-name="T5">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cm" svg:height="0.8cm" svg:x="7.411cm" svg:y="0.11cm">
          <text:p text:style-name="P4"><text:span text:style-name="T5">To 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2" draw:layer="layout" draw:type="line" svg:x1="17.006cm" svg:y1="16.41cm" svg:x2="17.001cm" svg:y2="17.1cm" draw:start-shape="id33" draw:start-glue-point="2" draw:end-shape="id32" draw:end-glue-point="0" svg:d="M17006 16410l-5 690" svg:viewBox="0 0 6 691">
          <text:p/>
        </draw:connector>
        <draw:custom-shape draw:style-name="gr6" draw:text-style-name="P8" xml:id="id34" draw:id="id34" draw:layer="layout" svg:width="2.998cm" svg:height="0.8cm" svg:x="23.103cm" svg:y="4.102cm">
          <text:p text:style-name="P4"><text:span text:style-name="T5">pdf2htm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401cm" svg:y1="2.5cm" svg:x2="23.103cm" svg:y2="4.502cm" draw:start-shape="id24" draw:start-glue-point="1" draw:end-shape="id34" draw:end-glue-point="3" svg:d="M4401 2500l18702 2002" svg:viewBox="0 0 18703 2003">
          <text:p/>
        </draw:connector>
        <draw:custom-shape draw:style-name="gr6" draw:text-style-name="P8" xml:id="id35" draw:id="id35" draw:layer="layout" svg:width="2.998cm" svg:height="0.8cm" svg:x="22.104cm" svg:y="5.103cm">
          <text:p text:style-name="P4"><text:span text:style-name="T5">Postgres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401cm" svg:y1="2.5cm" svg:x2="22.104cm" svg:y2="5.503cm" draw:start-shape="id24" draw:start-glue-point="1" draw:end-shape="id35" draw:end-glue-point="3" svg:d="M4401 2500l17703 3003" svg:viewBox="0 0 17704 3004">
          <text:p/>
        </draw:connector>
        <draw:custom-shape draw:style-name="gr11" draw:text-style-name="P10" xml:id="id36" draw:id="id36" draw:layer="layout" svg:width="2cm" svg:height="0.8cm" svg:x="2.403cm" svg:y="3.602cm">
          <text:p text:style-name="P4"><text:span text:style-name="T5">UKWA-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xml:id="id37" draw:id="id37" draw:layer="layout" svg:width="2.998cm" svg:height="0.8cm" svg:x="10.004cm" svg:y="6.102cm">
          <text:p text:style-name="P4"><text:span text:style-name="T5">WebR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5.004cm" svg:y1="1.502cm" svg:x2="4.403cm" svg:y2="4.002cm" draw:end-shape="id36" draw:end-glue-point="1" svg:d="M25004 1502l-20601 2500" svg:viewBox="0 0 20602 2501">
          <text:p/>
        </draw:connector>
        <draw:connector draw:style-name="gr2" draw:text-style-name="P1" draw:layer="layout" draw:type="line" svg:x1="4.403cm" svg:y1="4.002cm" svg:x2="10.004cm" svg:y2="6.502cm" draw:start-shape="id36" draw:start-glue-point="1" draw:end-shape="id37" draw:end-glue-point="3" svg:d="M4403 4002l5601 2500" svg:viewBox="0 0 5602 2501">
          <text:p/>
        </draw:connector>
        <draw:connector draw:style-name="gr2" draw:text-style-name="P1" draw:layer="layout" draw:type="line" svg:x1="13.002cm" svg:y1="6.502cm" svg:x2="19.501cm" svg:y2="3.501cm" draw:start-shape="id37" draw:start-glue-point="1" draw:end-shape="id25" draw:end-glue-point="3" svg:d="M13002 6502l6499-3001" svg:viewBox="0 0 6500 3002">
          <text:p/>
        </draw:connector>
        <draw:custom-shape draw:style-name="gr24" draw:text-style-name="P10" xml:id="id38" draw:id="id38" draw:layer="layout" svg:width="3.001cm" svg:height="0.8cm" svg:x="17.701cm" svg:y="7.104cm">
          <text:p text:style-name="P4"><text:span text:style-name="T5">WARC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line" svg:x1="19.201cm" svg:y1="7.904cm" svg:x2="20.005cm" svg:y2="12.605cm" draw:start-shape="id38" draw:start-glue-point="2" svg:d="M19201 7904l804 4701" svg:viewBox="0 0 805 4702">
          <text:p/>
        </draw:connector>
        <draw:connector draw:style-name="gr25" draw:text-style-name="P1" draw:layer="layout" draw:type="line" svg:x1="21.001cm" svg:y1="3.901cm" svg:x2="19.201cm" svg:y2="7.104cm" draw:start-shape="id25" draw:start-glue-point="2" draw:end-shape="id38" draw:end-glue-point="0" svg:d="M21001 3901l-1800 3203" svg:viewBox="0 0 1801 3204">
          <text:p/>
        </draw:connector>
        <draw:connector draw:style-name="gr25" draw:text-style-name="P1" draw:layer="layout" draw:type="line" svg:x1="27.008cm" svg:y1="18.107cm" svg:x2="19.201cm" svg:y2="7.904cm" draw:start-shape="id29" draw:start-glue-point="0" draw:end-shape="id38" draw:end-glue-point="2" svg:d="M27008 18107l-7807-10203" svg:viewBox="0 0 7808 10204">
          <text:p/>
        </draw:connector>
        <draw:custom-shape draw:style-name="gr10" draw:text-style-name="P9" xml:id="id39" draw:id="id39" draw:layer="layout" svg:width="3.949cm" svg:height="0.8cm" svg:x="3.053cm" svg:y="12.109cm">
          <text:p text:style-name="P4"><text:span text:style-name="T5">To-Crawl URI 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403cm" svg:y1="4.402cm" svg:x2="5.027cm" svg:y2="12.109cm" draw:start-shape="id36" draw:start-glue-point="2" draw:end-shape="id39" draw:end-glue-point="0" svg:d="M3403 4402l1624 7707" svg:viewBox="0 0 1625 7708">
          <text:p/>
        </draw:connector>
        <draw:custom-shape draw:style-name="gr39" draw:text-style-name="P10" xml:id="id40" draw:id="id40" draw:layer="layout" svg:width="4cm" svg:height="0.8cm" svg:x="2.002cm" svg:y="18.101cm">
          <text:p text:style-name="P4"><text:span text:style-name="T5">Live Activity Analysi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26.009cm" svg:y1="18.508cm" svg:x2="6.002cm" svg:y2="18.501cm" draw:end-shape="id40" draw:end-glue-point="1" svg:d="M26009 18508l-20007-7" svg:viewBox="0 0 20008 8">
          <text:p/>
        </draw:connector>
        <draw:connector draw:style-name="gr2" draw:text-style-name="P1" draw:layer="layout" draw:type="line" svg:x1="4.002cm" svg:y1="18.101cm" svg:x2="5.027cm" svg:y2="13.91cm" draw:start-shape="id40" draw:start-glue-point="0" draw:end-shape="id41" draw:end-glue-point="2" svg:d="M4002 18101l1025-4191" svg:viewBox="0 0 1026 4192">
          <text:p/>
        </draw:connector>
        <draw:custom-shape draw:style-name="gr10" draw:text-style-name="P9" xml:id="id41" draw:id="id41" draw:layer="layout" svg:width="3.949cm" svg:height="0.8cm" svg:x="3.053cm" svg:y="13.11cm">
          <text:p text:style-name="P4"><text:span text:style-name="T5">Crawled URI 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UKWA Crawler Services" draw:style-name="dp1" draw:master-page-name="Default">
        <draw:line draw:style-name="gr1" draw:text-style-name="P1" draw:layer="layout" svg:x1="15.501cm" svg:y1="19.5cm" svg:x2="15.501cm" svg:y2="1cm">
          <text:p/>
        </draw:line>
        <draw:line draw:style-name="gr2" draw:text-style-name="P1" draw:layer="layout" svg:x1="1.501cm" svg:y1="19.5cm" svg:x2="1.501cm" svg:y2="1cm">
          <text:p/>
        </draw:line>
        <draw:line draw:style-name="gr2" draw:text-style-name="P1" draw:layer="layout" svg:x1="1.501cm" svg:y1="19.5cm" svg:x2="28.701cm" svg:y2="19.5cm">
          <text:p/>
        </draw:line>
        <draw:frame draw:style-name="gr40" draw:text-style-name="P3" draw:layer="layout" svg:width="3.309cm" svg:height="0.806cm" draw:transform="rotate (1.5707963267949) translate (0.299cm 11.556cm)">
          <draw:text-box>
            <text:p text:style-name="P4"><text:span text:style-name="T1">Value Chain</text:span></text:p>
          </draw:text-box>
        </draw:frame>
        <draw:frame draw:style-name="gr41" draw:text-style-name="P5" draw:layer="layout" svg:width="2cm" svg:height="0.806cm" draw:transform="rotate (1.5707963267949) translate (0.701cm 3cm)">
          <draw:text-box>
            <text:p text:style-name="P4"><text:span text:style-name="T2">Visible</text:span></text:p>
          </draw:text-box>
        </draw:frame>
        <draw:frame draw:style-name="gr42" draw:text-style-name="P5" draw:layer="layout" svg:width="2.297cm" svg:height="0.806cm" draw:transform="rotate (1.5707963267949) translate (0.701cm 19.5cm)">
          <draw:text-box>
            <text:p text:style-name="P4"><text:span text:style-name="T2">Invisible</text:span></text:p>
          </draw:text-box>
        </draw:frame>
        <draw:line draw:style-name="gr1" draw:text-style-name="P1" draw:layer="layout" svg:x1="23.001cm" svg:y1="19.5cm" svg:x2="23.001cm" svg:y2="1cm">
          <text:p/>
        </draw:line>
        <draw:line draw:style-name="gr1" draw:text-style-name="P1" draw:layer="layout" svg:x1="8.001cm" svg:y1="19.5cm" svg:x2="8.001cm" svg:y2="1cm">
          <text:p/>
        </draw:line>
        <draw:frame draw:style-name="gr28" draw:text-style-name="P6" draw:layer="layout" svg:width="2.06cm" svg:height="0.725cm" svg:x="1.501cm" svg:y="19.475cm">
          <draw:text-box>
            <text:p><text:span text:style-name="T3">Genesis</text:span></text:p>
          </draw:text-box>
        </draw:frame>
        <draw:frame draw:style-name="gr29" draw:text-style-name="P6" draw:layer="layout" svg:width="2.979cm" svg:height="0.725cm" svg:x="8.001cm" svg:y="19.5cm">
          <draw:text-box>
            <text:p><text:span text:style-name="T3">Custom build</text:span></text:p>
          </draw:text-box>
        </draw:frame>
        <draw:frame draw:style-name="gr30" draw:text-style-name="P6" draw:layer="layout" svg:width="4.227cm" svg:height="0.725cm" svg:x="15.501cm" svg:y="19.5cm">
          <draw:text-box>
            <text:p><text:span text:style-name="T3">Community/Product</text:span></text:p>
          </draw:text-box>
        </draw:frame>
        <draw:frame draw:style-name="gr31" draw:text-style-name="P6" draw:layer="layout" svg:width="4.253cm" svg:height="0.725cm" svg:x="23.001cm" svg:y="19.5cm">
          <draw:text-box>
            <text:p><text:span text:style-name="T3">Commodity (+utility)</text:span></text:p>
          </draw:text-box>
        </draw:frame>
        <draw:frame draw:style-name="gr32" draw:text-style-name="P7" draw:layer="layout" svg:width="2.585cm" svg:height="0.763cm" svg:x="13.623cm" svg:y="20.1cm">
          <draw:text-box>
            <text:p text:style-name="P4"><text:span text:style-name="T4">Evolution</text:span></text:p>
          </draw:text-box>
        </draw:frame>
        <draw:custom-shape draw:style-name="gr15" draw:text-style-name="P8" xml:id="id47" draw:id="id47" draw:layer="layout" svg:width="3.001cm" svg:height="0.8cm" svg:x="18.501cm" svg:y="3.101cm">
          <text:p text:style-name="P4"><text:span text:style-name="T5">Crawl Way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48" draw:id="id48" draw:layer="layout" svg:width="3cm" svg:height="0.8cm" svg:x="21.001cm" svg:y="9.1cm">
          <text:p text:style-name="P4"><text:span text:style-name="T5">OutbackCDX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xml:id="id42" draw:id="id42" draw:layer="layout" svg:width="2cm" svg:height="0.8cm" svg:x="19.005cm" svg:y="17.104cm">
          <text:p text:style-name="P4"><text:span text:style-name="T5">HttpF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xml:id="id43" draw:id="id43" draw:layer="layout" svg:width="2cm" svg:height="0.8cm" svg:x="23.507cm" svg:y="18.106cm">
          <text:p text:style-name="P4"><text:span text:style-name="T5">HDF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xml:id="id45" draw:id="id45" draw:layer="layout" svg:width="2cm" svg:height="0.8cm" svg:x="26.008cm" svg:y="15.107cm">
          <text:p text:style-name="P4"><text:span text:style-name="T5">Gluster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1.005cm" svg:y1="17.504cm" svg:x2="23.507cm" svg:y2="18.506cm" draw:start-shape="id42" draw:start-glue-point="1" draw:end-shape="id43" draw:end-glue-point="3" svg:d="M21005 17504l2502 1002" svg:viewBox="0 0 2503 1003">
          <text:p/>
        </draw:connector>
        <draw:connector draw:style-name="gr14" draw:text-style-name="P1" draw:layer="layout" draw:type="line" svg:x1="8.502cm" svg:y1="15.501cm" svg:x2="26.008cm" svg:y2="15.507cm" draw:start-shape="id44" draw:start-glue-point="1" draw:end-shape="id45" draw:end-glue-point="3" svg:d="M8502 15501l17506 6" svg:viewBox="0 0 17507 7">
          <text:p/>
        </draw:connector>
        <draw:custom-shape draw:style-name="gr15" draw:text-style-name="P8" xml:id="id44" draw:id="id44" draw:layer="layout" svg:width="3.001cm" svg:height="0.8cm" svg:x="5.501cm" svg:y="15.101cm">
          <text:p text:style-name="P4"><text:span text:style-name="T5">movetohd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2cm" svg:height="0.8cm" svg:x="4.903cm" svg:y="0.102cm">
          <text:p text:style-name="P4"><text:span text:style-name="T5">Lega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1.899cm" svg:height="0.8cm" svg:x="9.902cm" svg:y="0.101cm">
          <text:p text:style-name="P4"><text:span text:style-name="T5">Servi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2cm" svg:height="0.8cm" svg:x="2.402cm" svg:y="0.101cm">
          <text:p text:style-name="P4"><text:span text:style-name="T5">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cm" svg:height="0.8cm" svg:x="7.411cm" svg:y="0.11cm">
          <text:p text:style-name="P4"><text:span text:style-name="T5">To 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50" draw:id="id50" draw:layer="layout" svg:width="2.998cm" svg:height="0.8cm" svg:x="4.005cm" svg:y="10.103cm">
          <text:p text:style-name="P4"><text:span text:style-name="T5">NPLD Heritrix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52" draw:id="id52" draw:layer="layout" svg:width="2.998cm" svg:height="0.8cm" svg:x="10.005cm" svg:y="10.103cm">
          <text:p text:style-name="P4"><text:span text:style-name="T5">WebR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53" draw:id="id53" draw:layer="layout" svg:width="2.998cm" svg:height="0.8cm" svg:x="16.006cm" svg:y="11.104cm">
          <text:p text:style-name="P4"><text:span text:style-name="T5">Clam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49" draw:id="id49" draw:layer="layout" svg:width="2.998cm" svg:height="0.8cm" svg:x="16.007cm" svg:y="10.105cm">
          <text:p text:style-name="P4"><text:span text:style-name="T5">warcpr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" draw:layer="layout" svg:width="4.993cm" svg:height="4.894cm" svg:x="23.008cm" svg:y="3.106cm">
          <text:p text:style-name="P4"><text:span text:style-name="T5">Kafk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51" draw:id="id51" draw:layer="layout" svg:width="2.998cm" svg:height="0.8cm" svg:x="4.006cm" svg:y="11.104cm">
          <text:p text:style-name="P4"><text:span text:style-name="T5">BYPM Heritrix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998cm" svg:height="0.8cm" svg:x="24.007cm" svg:y="1.105cm">
          <text:p text:style-name="P4"><text:span text:style-name="T5">Promethe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xml:id="id54" draw:id="id54" draw:layer="layout" svg:width="4.449cm" svg:height="0.8cm" svg:x="23.252cm" svg:y="4.008cm">
          <text:p text:style-name="P4"><text:span text:style-name="T5">NPLD To-Crawl URI 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xml:id="id55" draw:id="id55" draw:layer="layout" svg:width="4.349cm" svg:height="0.8cm" svg:x="23.352cm" svg:y="5.009cm">
          <text:p text:style-name="P4"><text:span text:style-name="T5">NPLD Crawled URI 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46" draw:id="id46" draw:layer="layout" svg:width="3.001cm" svg:height="0.8cm" svg:x="16.501cm" svg:y="6.102cm">
          <text:p text:style-name="P4"><text:span text:style-name="T5">WARC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001cm" svg:y1="6.902cm" svg:x2="27.008cm" svg:y2="15.107cm" draw:start-shape="id46" draw:start-glue-point="2" draw:end-shape="id45" draw:end-glue-point="0" svg:d="M18001 6902l9007 8205" svg:viewBox="0 0 9008 8206">
          <text:p/>
        </draw:connector>
        <draw:connector draw:style-name="gr2" draw:text-style-name="P1" draw:layer="layout" draw:type="line" svg:x1="20.001cm" svg:y1="3.901cm" svg:x2="18.001cm" svg:y2="6.102cm" draw:start-shape="id47" draw:start-glue-point="2" draw:end-shape="id46" draw:end-glue-point="0" svg:d="M20001 3901l-2000 2201" svg:viewBox="0 0 2001 2202">
          <text:p/>
        </draw:connector>
        <draw:connector draw:style-name="gr2" draw:text-style-name="P1" draw:layer="layout" draw:type="line" svg:x1="20.001cm" svg:y1="3.901cm" svg:x2="22.501cm" svg:y2="9.1cm" draw:start-shape="id47" draw:start-glue-point="2" draw:end-shape="id48" draw:end-glue-point="0" svg:d="M20001 3901l2500 5199" svg:viewBox="0 0 2501 5200">
          <text:p/>
        </draw:connector>
        <draw:connector draw:style-name="gr14" draw:text-style-name="P1" draw:layer="layout" draw:type="line" svg:x1="8.502cm" svg:y1="15.501cm" svg:x2="19.005cm" svg:y2="17.504cm" draw:end-shape="id42" draw:end-glue-point="3" svg:d="M8502 15501l10503 2003" svg:viewBox="0 0 10504 2004">
          <text:p/>
        </draw:connector>
        <draw:connector draw:style-name="gr2" draw:text-style-name="P1" draw:layer="layout" draw:type="line" svg:x1="19.005cm" svg:y1="10.505cm" svg:x2="27.008cm" svg:y2="15.107cm" draw:start-shape="id49" draw:start-glue-point="1" draw:end-shape="id45" draw:end-glue-point="0" svg:d="M19005 10505l8003 4602" svg:viewBox="0 0 8004 4603">
          <text:p/>
        </draw:connector>
        <draw:connector draw:style-name="gr2" draw:text-style-name="P1" draw:layer="layout" draw:type="line" svg:x1="7.003cm" svg:y1="10.503cm" svg:x2="27.008cm" svg:y2="15.107cm" draw:start-shape="id50" draw:start-glue-point="1" draw:end-shape="id45" draw:end-glue-point="0" svg:d="M7003 10503l20005 4604" svg:viewBox="0 0 20006 4605">
          <text:p/>
        </draw:connector>
        <draw:connector draw:style-name="gr2" draw:text-style-name="P1" draw:layer="layout" draw:type="line" svg:x1="7.004cm" svg:y1="11.504cm" svg:x2="27.008cm" svg:y2="15.107cm" draw:start-shape="id51" draw:start-glue-point="1" draw:end-shape="id45" draw:end-glue-point="0" svg:d="M7004 11504l20004 3603" svg:viewBox="0 0 20005 3604">
          <text:p/>
        </draw:connector>
        <draw:connector draw:style-name="gr2" draw:text-style-name="P1" draw:layer="layout" draw:type="line" svg:x1="7.003cm" svg:y1="10.503cm" svg:x2="10.005cm" svg:y2="10.503cm" draw:start-shape="id50" draw:start-glue-point="1" draw:end-shape="id52" draw:end-glue-point="3" svg:d="M7003 10503h3002" svg:viewBox="0 0 3003 1">
          <text:p/>
        </draw:connector>
        <draw:connector draw:style-name="gr2" draw:text-style-name="P1" draw:layer="layout" draw:type="line" svg:x1="7.004cm" svg:y1="11.504cm" svg:x2="10.005cm" svg:y2="10.503cm" draw:start-shape="id51" draw:start-glue-point="1" draw:end-shape="id52" draw:end-glue-point="3" svg:d="M7004 11504l3001-1001" svg:viewBox="0 0 3002 1002">
          <text:p/>
        </draw:connector>
        <draw:connector draw:style-name="gr2" draw:text-style-name="P1" draw:layer="layout" draw:type="line" svg:x1="13.003cm" svg:y1="10.503cm" svg:x2="16.007cm" svg:y2="10.505cm" draw:start-shape="id52" draw:start-glue-point="1" draw:end-shape="id49" draw:end-glue-point="3" svg:d="M13003 10503l3004 2" svg:viewBox="0 0 3005 3">
          <text:p/>
        </draw:connector>
        <draw:connector draw:style-name="gr2" draw:text-style-name="P1" draw:layer="layout" draw:type="line" svg:x1="7.004cm" svg:y1="11.504cm" svg:x2="16.006cm" svg:y2="11.504cm" draw:start-shape="id51" draw:start-glue-point="1" draw:end-shape="id53" draw:end-glue-point="3" svg:d="M7004 11504h9002" svg:viewBox="0 0 9003 1">
          <text:p/>
        </draw:connector>
        <draw:connector draw:style-name="gr2" draw:text-style-name="P1" draw:layer="layout" draw:type="line" svg:x1="7.003cm" svg:y1="10.503cm" svg:x2="16.006cm" svg:y2="11.504cm" draw:start-shape="id50" draw:start-glue-point="1" draw:end-shape="id53" draw:end-glue-point="3" svg:d="M7003 10503l9003 1001" svg:viewBox="0 0 9004 1002">
          <text:p/>
        </draw:connector>
        <draw:connector draw:style-name="gr2" draw:text-style-name="P1" draw:layer="layout" draw:type="line" svg:x1="7.003cm" svg:y1="10.503cm" svg:x2="21.001cm" svg:y2="9.5cm" draw:start-shape="id50" draw:start-glue-point="1" draw:end-shape="id48" draw:end-glue-point="3" svg:d="M7003 10503l13998-1003" svg:viewBox="0 0 13999 1004">
          <text:p/>
        </draw:connector>
        <draw:connector draw:style-name="gr2" draw:text-style-name="P1" draw:layer="layout" draw:type="line" svg:x1="7.004cm" svg:y1="11.504cm" svg:x2="21.001cm" svg:y2="9.5cm" draw:start-shape="id51" draw:start-glue-point="1" draw:end-shape="id48" draw:end-glue-point="3" svg:d="M7004 11504l13997-2004" svg:viewBox="0 0 13998 2005">
          <text:p/>
        </draw:connector>
        <draw:connector draw:style-name="gr2" draw:text-style-name="P1" draw:layer="layout" draw:type="line" svg:x1="23.252cm" svg:y1="4.408cm" svg:x2="7.003cm" svg:y2="10.503cm" draw:start-shape="id54" draw:start-glue-point="3" draw:end-shape="id50" draw:end-glue-point="1" svg:d="M23252 4408l-16249 6095" svg:viewBox="0 0 16250 6096">
          <text:p/>
        </draw:connector>
        <draw:connector draw:style-name="gr2" draw:text-style-name="P1" draw:layer="layout" draw:type="line" svg:x1="23.352cm" svg:y1="5.409cm" svg:x2="7.003cm" svg:y2="10.503cm" draw:start-shape="id55" draw:start-glue-point="3" draw:end-shape="id50" draw:end-glue-point="1" svg:d="M23352 5409l-16349 5094" svg:viewBox="0 0 16350 5095">
          <text:p/>
        </draw:connector>
        <draw:custom-shape draw:style-name="gr46" draw:text-style-name="P15" xml:id="id56" draw:id="id56" draw:layer="layout" svg:width="4.3cm" svg:height="0.8cm" svg:x="23.401cm" svg:y="6.009cm">
          <text:p text:style-name="P4"><text:span text:style-name="T5">BYPM To-Crawl URI 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5" xml:id="id57" draw:id="id57" draw:layer="layout" svg:width="4.3cm" svg:height="0.8cm" svg:x="23.401cm" svg:y="7.01cm">
          <text:p text:style-name="P4"><text:span text:style-name="T5">BYPM Crawled URI 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004cm" svg:y1="11.504cm" svg:x2="23.401cm" svg:y2="6.409cm" draw:start-shape="id51" draw:start-glue-point="1" draw:end-shape="id56" draw:end-glue-point="3" svg:d="M7004 11504l16397-5095" svg:viewBox="0 0 16398 5096">
          <text:p/>
        </draw:connector>
        <draw:connector draw:style-name="gr2" draw:text-style-name="P1" draw:layer="layout" draw:type="line" svg:x1="7.004cm" svg:y1="11.504cm" svg:x2="23.401cm" svg:y2="7.41cm" draw:start-shape="id51" draw:start-glue-point="1" draw:end-shape="id57" draw:end-glue-point="3" svg:d="M7004 11504l16397-4094" svg:viewBox="0 0 16398 409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1T11:07:07.281200090</meta:creation-date>
    <dc:date>2019-10-21T14:49:33.050056379</dc:date>
    <meta:editing-duration>PT3H5M21S</meta:editing-duration>
    <meta:editing-cycles>31</meta:editing-cycles>
    <meta:generator>LibreOffice/6.3.2.2$MacOSX_X86_64 LibreOffice_project/98b30e735bda24bc04ab42594c85f7fd8be07b9c</meta:generator>
    <dc:title>UKWA Ingest Services</dc:title>
    <meta:document-statistic meta:object-count="183"/>
  </office:meta>
</office:document-meta>
</file>